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officeooo:rsid="000065ea" officeooo:paragraph-rsid="000065ea" style:font-size-asian="14pt" style:font-size-complex="14pt"/>
    </style:style>
    <style:style style:name="P2" style:family="paragraph" style:parent-style-name="Standard">
      <style:paragraph-properties fo:text-align="center" style:justify-single-word="false"/>
      <style:text-properties style:font-name="Liberation Serif" fo:font-size="12pt" officeooo:rsid="000065ea" officeooo:paragraph-rsid="000065ea" style:font-size-asian="12pt" style:font-size-complex="12pt"/>
    </style:style>
    <style:style style:name="P3" style:family="paragraph" style:parent-style-name="Standard">
      <style:paragraph-properties fo:text-align="center" style:justify-single-word="false"/>
      <style:text-properties style:font-name="Liberation Serif" fo:font-size="12pt" officeooo:rsid="000065ea" officeooo:paragraph-rsid="00035914" style:font-size-asian="12pt" style:font-size-complex="12pt"/>
    </style:style>
    <style:style style:name="P4" style:family="paragraph" style:parent-style-name="Standard">
      <style:paragraph-properties fo:text-align="center" style:justify-single-word="false"/>
      <style:text-properties style:font-name="Liberation Serif1" fo:font-size="12pt" officeooo:rsid="0001b3ce" officeooo:paragraph-rsid="000065ea" style:font-size-asian="12pt" style:font-size-complex="12pt"/>
    </style:style>
    <style:style style:name="P5" style:family="paragraph" style:parent-style-name="Standard">
      <style:paragraph-properties fo:text-align="center" style:justify-single-word="false"/>
      <style:text-properties style:font-name="Liberation Serif1" fo:font-size="12pt" officeooo:rsid="0001b3ce" officeooo:paragraph-rsid="0001b3ce" style:font-size-asian="12pt" style:font-size-complex="12pt"/>
    </style:style>
    <style:style style:name="P6" style:family="paragraph" style:parent-style-name="Standard">
      <style:paragraph-properties fo:text-align="justify" style:justify-single-word="false"/>
      <style:text-properties style:font-name="Liberation Serif1" fo:font-size="12pt" officeooo:rsid="0001b3ce" officeooo:paragraph-rsid="0001b3ce" style:font-size-asian="12pt" style:font-size-complex="12pt"/>
    </style:style>
    <style:style style:name="P7" style:family="paragraph" style:parent-style-name="Standard">
      <style:paragraph-properties fo:text-align="start" style:justify-single-word="false"/>
      <style:text-properties style:font-name="Liberation Serif1" fo:font-size="12pt" officeooo:rsid="0001b3ce" officeooo:paragraph-rsid="0001b3ce" style:font-size-asian="12pt" style:font-size-complex="12pt"/>
    </style:style>
    <style:style style:name="P8" style:family="paragraph" style:parent-style-name="Standard">
      <style:paragraph-properties fo:text-align="center" style:justify-single-word="false"/>
      <style:text-properties style:font-name="Liberation Serif1" fo:font-size="12pt" officeooo:rsid="00035914" officeooo:paragraph-rsid="00035914" style:font-size-asian="12pt" style:font-size-complex="12pt"/>
    </style:style>
    <style:style style:name="P9" style:family="paragraph" style:parent-style-name="Standard">
      <style:paragraph-properties fo:text-align="start" style:justify-single-word="false"/>
      <style:text-properties style:font-name="Liberation Serif1" fo:font-size="14pt" fo:font-weight="bold" officeooo:rsid="0001b3ce" officeooo:paragraph-rsid="0001b3ce"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 fo:font-size="16pt" officeooo:rsid="00047303" officeooo:paragraph-rsid="00047303" style:font-size-asian="16pt" style:font-size-complex="16pt"/>
    </style:style>
    <style:style style:name="T1" style:family="text">
      <style:text-properties officeooo:rsid="0001b3ce"/>
    </style:style>
    <style:style style:name="T2" style:family="text">
      <style:text-properties style:font-name="Liberation Serif1" officeooo:rsid="0001b3ce"/>
    </style:style>
    <style:style style:name="T3" style:family="text">
      <style:text-properties style:font-name="Liberation Serif1" officeooo:rsid="000359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ítulo do Trabalho</text:p>
      <text:p text:style-name="P1"/>
      <text:p text:style-name="P2">Autor 1<text:span text:style-name="T2">¹</text:span>, <text:span text:style-name="T1">Autor 2</text:span><text:span text:style-name="T2">²</text:span><text:span text:style-name="T1"> e Autor 3</text:span><text:span text:style-name="T2">³</text:span></text:p>
      <text:p text:style-name="P4"/>
      <text:p text:style-name="P5">¹ Departamento de Matemática, Universidade X, Cidade, País</text:p>
      <text:p text:style-name="P5">² Departamento de Ensino, Universidade Y, Cidade, País</text:p>
      <text:p text:style-name="P3"><text:span text:style-name="T2">³ </text:span><text:span text:style-name="T3">Departamento de Computação, Universidade Z, Cidade, País</text:span></text:p>
      <text:p text:style-name="P8"/>
      <text:p text:style-name="P5"/>
      <text:p text:style-name="P6"><text:tab/>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text:p>
      <text:p text:style-name="P6"/>
      <text:p text:style-name="P5"/>
      <text:p text:style-name="P9">Agradecimentos</text:p>
      <text:p text:style-name="P5"/>
      <text:p text:style-name="P7">À Capes pelo apoio financeiro …</text:p>
      <text:p text:style-name="P7"/>
      <text:p text:style-name="P9">Referências</text:p>
      <text:p text:style-name="P7"/>
      <text:p text:style-name="P7">[1] Autores, “Tı́tulo do trabalho”, 2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1598in" fo:margin-bottom="1.1598in" fo:margin-left="1.4098in" fo:margin-right="1.1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3:36:29.899239862</meta:creation-date>
    <dc:date>2022-06-13T23:30:08.872024377</dc:date>
    <meta:editing-duration>PT10M6S</meta:editing-duration>
    <meta:editing-cycles>2</meta:editing-cycles>
    <meta:generator>LibreOffice/7.0.4.2$Linux_X86_64 LibreOffice_project/00$Build-2</meta:generator>
    <meta:document-statistic meta:table-count="0" meta:image-count="0" meta:object-count="0" meta:page-count="1" meta:paragraph-count="10" meta:word-count="181" meta:character-count="1181" meta:non-whitespace-character-count="1013"/>
  </office:meta>
</office:document-meta>
</file>